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3.266cm" fo:min-width="6.56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color="#000000" draw:fill="solid" draw:fill-color="#fff685" draw:textarea-horizontal-align="left" draw:auto-grow-height="true" draw:auto-grow-width="false" fo:min-height="1.019cm" fo:min-width="0cm"/>
    </style:style>
    <style:style style:name="gr4" style:family="graphic" style:parent-style-name="standard">
      <style:graphic-properties draw:stroke="solid" svg:stroke-color="#000000" draw:fill="solid" draw:fill-color="#fff685" draw:textarea-horizontal-align="left" draw:auto-grow-height="true" draw:auto-grow-width="false" fo:min-height="0.374cm" fo:min-width="0cm"/>
    </style:style>
    <style:style style:name="gr5" style:family="graphic" style:parent-style-name="standard">
      <style:graphic-properties draw:stroke="solid" svg:stroke-color="#000000" draw:fill="solid" draw:fill-color="#fff685" draw:textarea-horizontal-align="left" draw:auto-grow-height="true" draw:auto-grow-width="false" fo:min-height="0.637cm" fo:min-width="0cm"/>
    </style:style>
    <style:style style:name="gr6" style:family="graphic" style:parent-style-name="standard">
      <style:graphic-properties draw:stroke="solid" svg:stroke-color="#000000" draw:fill="solid" draw:fill-color="#adc5e7" draw:textarea-horizontal-align="left" draw:auto-grow-height="true" draw:auto-grow-width="false" fo:min-height="0.82cm" fo:min-width="0cm"/>
    </style:style>
    <style:style style:name="gr7" style:family="graphic" style:parent-style-name="standard">
      <style:graphic-properties draw:stroke="solid" svg:stroke-color="#000000" draw:fill="solid" draw:fill-color="#fff685" draw:textarea-horizontal-align="left" draw:auto-grow-height="true" draw:auto-grow-width="false" fo:min-height="0.896cm" fo:min-width="0cm"/>
    </style:style>
    <style:style style:name="gr8" style:family="graphic" style:parent-style-name="standard">
      <style:graphic-properties draw:stroke="solid" svg:stroke-color="#000000" draw:fill="solid" draw:fill-color="#fff685" draw:textarea-horizontal-align="left" draw:auto-grow-height="true" draw:auto-grow-width="false" fo:min-height="0.799cm" fo:min-width="0cm"/>
    </style:style>
    <style:style style:name="gr9" style:family="graphic" style:parent-style-name="standard">
      <style:graphic-properties draw:stroke="solid" svg:stroke-color="#000000" draw:fill="solid" draw:fill-color="#adc5e7" draw:textarea-horizontal-align="left" draw:auto-grow-height="true" draw:auto-grow-width="false" fo:min-height="0.999cm" fo:min-width="0cm"/>
    </style:style>
    <style:style style:name="gr10" style:family="graphic" style:parent-style-name="standard">
      <style:graphic-properties draw:stroke="solid" svg:stroke-color="#000000" draw:fill="solid" draw:fill-color="#fff685" draw:textarea-horizontal-align="left" draw:auto-grow-height="true" draw:auto-grow-width="false" fo:min-height="0.349cm" fo:min-width="0cm"/>
    </style:style>
    <style:style style:name="gr11" style:family="graphic" style:parent-style-name="standard">
      <style:graphic-properties draw:stroke="solid" svg:stroke-color="#000000" draw:fill="solid" draw:fill-color="#adc5e7" draw:textarea-horizontal-align="left" draw:auto-grow-height="true" draw:auto-grow-width="false" fo:min-height="1.209cm" fo:min-width="0cm"/>
    </style:style>
    <style:style style:name="gr12" style:family="graphic" style:parent-style-name="standard">
      <style:graphic-properties draw:stroke="solid" svg:stroke-color="#000000" draw:fill="solid" draw:fill-color="#adc5e7" draw:textarea-horizontal-align="left" draw:auto-grow-height="true" draw:auto-grow-width="false" fo:min-height="1.02cm" fo:min-width="0cm"/>
    </style:style>
    <style:style style:name="gr13" style:family="graphic" style:parent-style-name="standard">
      <style:graphic-properties draw:stroke="solid" svg:stroke-color="#000000" draw:fill="solid" draw:fill-color="#adc5e7" draw:textarea-horizontal-align="left" draw:auto-grow-height="true" draw:auto-grow-width="false" fo:min-height="0.516cm" fo:min-width="0cm"/>
    </style:style>
    <style:style style:name="gr14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15" style:family="graphic" style:parent-style-name="standard">
      <style:graphic-properties draw:stroke="solid" svg:stroke-color="#000000" draw:fill="solid" draw:fill-color="#fff685" draw:textarea-horizontal-align="left" draw:auto-grow-height="true" draw:auto-grow-width="false" fo:min-height="1.425cm" fo:min-width="0cm"/>
    </style:style>
    <style:style style:name="gr16" style:family="graphic" style:parent-style-name="standard">
      <style:graphic-properties draw:stroke="solid" svg:stroke-color="#000000" draw:fill="solid" draw:fill-color="#ffdaa2" draw:textarea-horizontal-align="left" draw:auto-grow-height="true" draw:auto-grow-width="false" fo:min-height="0.406cm" fo:min-width="0cm"/>
    </style:style>
    <style:style style:name="gr17" style:family="graphic" style:parent-style-name="standard">
      <style:graphic-properties draw:stroke="solid" svg:stroke-color="#000000" draw:fill="solid" draw:fill-color="#ffdaa2" draw:textarea-horizontal-align="left" draw:auto-grow-height="true" draw:auto-grow-width="false" fo:min-height="1.573cm" fo:min-width="0cm"/>
    </style:style>
    <style:style style:name="gr18" style:family="graphic" style:parent-style-name="standard">
      <style:graphic-properties draw:stroke="solid" svg:stroke-color="#000000" draw:fill="solid" draw:fill-color="#ffdaa2" draw:textarea-horizontal-align="left" draw:auto-grow-height="true" draw:auto-grow-width="false" fo:min-height="0.919cm" fo:min-width="0cm"/>
    </style:style>
    <style:style style:name="gr19" style:family="graphic" style:parent-style-name="standard">
      <style:graphic-properties draw:stroke="solid" svg:stroke-color="#000000" draw:fill="solid" draw:fill-color="#ffdaa2" draw:textarea-horizontal-align="left" draw:auto-grow-height="true" draw:auto-grow-width="false" fo:min-height="0.641cm" fo:min-width="0cm"/>
    </style:style>
    <style:style style:name="gr20" style:family="graphic" style:parent-style-name="standard">
      <style:graphic-properties draw:stroke="solid" svg:stroke-color="#000000" draw:fill="solid" draw:fill-color="#adc5e7" draw:textarea-horizontal-align="left" draw:auto-grow-height="true" draw:auto-grow-width="false" fo:min-height="0.955cm" fo:min-width="0cm"/>
    </style:style>
    <style:style style:name="gr21" style:family="graphic" style:parent-style-name="standard">
      <style:graphic-properties draw:stroke="solid" svg:stroke-color="#000000" draw:fill="solid" draw:fill-color="#ffdaa2" draw:textarea-horizontal-align="left" draw:auto-grow-height="true" draw:auto-grow-width="false" fo:min-height="1.249cm" fo:min-width="0cm"/>
    </style:style>
    <style:style style:name="gr22" style:family="graphic" style:parent-style-name="standard">
      <style:graphic-properties draw:stroke="solid" svg:stroke-color="#000000" draw:fill="solid" draw:fill-color="#ffdaa2" draw:textarea-horizontal-align="left" draw:auto-grow-height="true" draw:auto-grow-width="false" fo:min-height="0.319cm" fo:min-width="0cm"/>
    </style:style>
    <style:style style:name="gr23" style:family="graphic" style:parent-style-name="standard">
      <style:graphic-properties draw:stroke="solid" svg:stroke-color="#000000" draw:fill="solid" draw:fill-color="#c2e0ae" draw:textarea-horizontal-align="left" draw:auto-grow-height="true" draw:auto-grow-width="false" fo:min-height="0.999cm" fo:min-width="0cm"/>
    </style:style>
    <style:style style:name="gr24" style:family="graphic">
      <style:graphic-properties style:protect="size"/>
    </style:style>
    <style:style style:name="pr1" style:family="presentation" style:parent-style-name="DNA-notes">
      <style:graphic-properties draw:fill-color="#ffffff" draw:auto-grow-height="true" fo:min-height="14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685"/>
    </style:style>
    <style:style style:name="P4" style:family="paragraph">
      <loext:graphic-properties draw:fill="solid" draw:fill-color="#adc5e7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fff685"/>
      <style:paragraph-properties fo:text-align="start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P8" style:family="paragraph">
      <loext:graphic-properties draw:fill="solid" draw:fill-color="#adc5e7"/>
      <style:paragraph-properties fo:text-align="start"/>
      <style:text-properties fo:font-size="15pt" fo:font-weight="bold" style:font-size-asian="20pt" style:font-weight-asian="bold" style:font-size-complex="20pt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solid" draw:fill-color="#fff685"/>
      <style:text-properties fo:font-size="15pt" fo:font-weight="bold" style:font-size-asian="20pt" style:font-weight-asian="bold" style:font-size-complex="20pt" style:font-weight-complex="bold"/>
    </style:style>
    <style:style style:name="P11" style:family="paragraph">
      <loext:graphic-properties draw:fill="solid" draw:fill-color="#adc5e7"/>
      <style:text-properties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ffdaa2"/>
      <style:text-properties fo:font-size="15pt" fo:font-weight="bold" style:font-size-asian="20pt" style:font-weight-asian="bold" style:font-size-complex="20pt" style:font-weight-complex="bold"/>
    </style:style>
    <style:style style:name="P14" style:family="paragraph">
      <loext:graphic-properties draw:fill="solid" draw:fill-color="#ffdaa2"/>
      <style:paragraph-properties fo:text-align="start"/>
    </style:style>
    <style:style style:name="P15" style:family="paragraph">
      <loext:graphic-properties draw:fill="solid" draw:fill-color="#c2e0ae"/>
      <style:paragraph-properties fo:text-align="start"/>
      <style:text-properties fo:font-size="15pt" fo:font-weight="bold" style:font-size-asian="20pt" style:font-weight-asian="bold" style:font-size-complex="20pt" style:font-weight-complex="bold"/>
    </style:style>
    <style:style style:name="P16" style:family="paragraph">
      <loext:graphic-properties draw:fill-color="#ffffff"/>
    </style:style>
    <style:style style:name="T1" style:family="text">
      <style:text-properties fo:font-size="8pt" style:font-size-asian="10.5pt" style:font-size-complex="10.5pt"/>
    </style:style>
    <style:style style:name="T2" style:family="text">
      <style:text-properties fo:font-size="8pt" fo:font-weight="bold" style:font-size-asian="10.5pt" style:font-weight-asian="bold" style:font-size-complex="10.5pt" style:font-weight-complex="bold"/>
    </style:style>
    <style:style style:name="T3" style:family="text">
      <style:text-properties fo:font-size="8pt" fo:font-weight="normal" style:font-size-asian="10.5pt" style:font-weight-asian="normal" style:font-size-complex="10.5pt" style:font-weight-complex="normal"/>
    </style:style>
    <style:style style:name="T4" style:family="text">
      <style:text-properties fo:font-size="9pt" fo:font-weight="bold" style:font-size-asian="11pt" style:font-weight-asian="bold" style:font-size-complex="11pt" style:font-weight-complex="bold"/>
    </style:style>
    <style:style style:name="T5" style:family="text">
      <style:text-properties fo:font-size="9pt" style:font-size-asian="11pt" style:font-size-complex="11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size-asian="10.5pt" style:font-size-complex="10.5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custom-shape draw:style-name="gr1" draw:text-style-name="P1" draw:layer="layout" svg:width="7.445cm" svg:height="3.896cm" svg:x="17.447cm" svg:y="11.59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502cm" svg:height="3.188cm" svg:x="2.009cm" svg:y="3.713cm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/>
            <text:p><text:span text:style-name="T1"/></text:p>
          </draw:text-box>
        </draw:frame>
        <draw:frame draw:style-name="gr3" draw:text-style-name="P3" draw:layer="layout" svg:width="4.826cm" svg:height="1.269cm" svg:x="8.128cm" svg:y="3.057cm">
          <draw:text-box>
            <text:p><text:span text:style-name="T2">Ce</text:span><text:span text:style-name="T2">ll </text:span><text:span text:style-name="T2">bi</text:span><text:span text:style-name="T2">ol</text:span><text:span text:style-name="T2">og</text:span><text:span text:style-name="T2">y: </text:span><text:span text:style-name="T1">Ho</text:span><text:span text:style-name="T1">w </text:span><text:span text:style-name="T1">do </text:span><text:span text:style-name="T1">cel</text:span><text:span text:style-name="T1">ls </text:span><text:span text:style-name="T1">or</text:span><text:span text:style-name="T1">ga</text:span><text:span text:style-name="T1">niz</text:span><text:span text:style-name="T1">e </text:span><text:span text:style-name="T1">the</text:span><text:span text:style-name="T1">ir </text:span><text:span text:style-name="T1">co</text:span><text:span text:style-name="T1">nte</text:span><text:span text:style-name="T1">nts </text:span><text:span text:style-name="T1">an</text:span><text:span text:style-name="T1">d </text:span><text:span text:style-name="T1">int</text:span><text:span text:style-name="T1">er</text:span><text:span text:style-name="T1">act </text:span><text:span text:style-name="T1">wit</text:span><text:span text:style-name="T1">h </text:span><text:span text:style-name="T1">the</text:span><text:span text:style-name="T1">ir </text:span><text:span text:style-name="T1">en</text:span><text:span text:style-name="T1">vir</text:span><text:span text:style-name="T1">on</text:span><text:span text:style-name="T1">me</text:span><text:span text:style-name="T1">nt?</text:span></text:p>
          </draw:text-box>
        </draw:frame>
        <draw:frame draw:style-name="gr4" draw:text-style-name="P3" draw:layer="layout" svg:width="5.164cm" svg:height="0.887cm" svg:x="14.14cm" svg:y="5.804cm">
          <draw:text-box>
            <text:p><text:span text:style-name="T2">Genetics: </text:span><text:span text:style-name="T1">How are traits inherited? </text:span><text:span text:style-name="T1">What does each gene do?</text:span></text:p>
          </draw:text-box>
        </draw:frame>
        <draw:frame draw:style-name="gr5" draw:text-style-name="P3" draw:layer="layout" svg:width="5.864cm" svg:height="1.205cm" svg:x="14.194cm" svg:y="1.07cm">
          <draw:text-box>
            <text:p><text:span text:style-name="T2">Molecular biology and structural biology:</text:span><text:span text:style-name="T1"> How are molecules shaped, modified, powered, and destroyed?</text:span></text:p>
          </draw:text-box>
        </draw:frame>
        <draw:frame draw:style-name="gr6" draw:text-style-name="P4" draw:layer="layout" svg:width="4.67cm" svg:height="1.205cm" svg:x="1.68cm" svg:y="3.21cm">
          <draw:text-box>
            <text:p><text:span text:style-name="T2">Stem cell biology</text:span><text:span text:style-name="T1">: </text:span><text:span text:style-name="T3">H</text:span><text:span text:style-name="T1">ow do we artificially manipulate embryo cells into mature cells?</text:span></text:p>
          </draw:text-box>
        </draw:frame>
        <draw:frame draw:style-name="gr7" draw:text-style-name="P6" draw:layer="layout" svg:width="5.864cm" svg:height="1.205cm" svg:x="1.95cm" svg:y="1.14cm">
          <draw:text-box>
            <text:p text:style-name="P5"><text:span text:style-name="T2">Developmental biology: </text:span><text:span text:style-name="T1">how does an early embryo turn into an organism with arms, legs, eyes, and so on?</text:span></text:p>
          </draw:text-box>
        </draw:frame>
        <draw:frame draw:style-name="gr8" draw:text-style-name="P3" draw:layer="layout" svg:width="5.118cm" svg:height="1.205cm" svg:x="21.044cm" svg:y="5.717cm">
          <draw:text-box>
            <text:p><text:span text:style-name="T2">Epi</text:span><text:span text:style-name="T2">gen</text:span><text:span text:style-name="T2">etic</text:span><text:span text:style-name="T2">s: </text:span><text:span text:style-name="T1">Ho</text:span><text:span text:style-name="T1">w </text:span><text:span text:style-name="T1">are </text:span><text:span text:style-name="T1">gen</text:span><text:span text:style-name="T1">es </text:span><text:span text:style-name="T1">pac</text:span><text:span text:style-name="T1">kag</text:span><text:span text:style-name="T1">ed, </text:span><text:span text:style-name="T1">dec</text:span><text:span text:style-name="T1">orat</text:span><text:span text:style-name="T1">ed, </text:span><text:span text:style-name="T1">and </text:span><text:span text:style-name="T1">turn</text:span><text:span text:style-name="T1">ed </text:span><text:span text:style-name="T1">on </text:span><text:span text:style-name="T1">and </text:span><text:span text:style-name="T1">off? </text:span><text:span text:style-name="T1">Wh</text:span><text:span text:style-name="T1">en </text:span><text:span text:style-name="T1">doe</text:span><text:span text:style-name="T1">s </text:span><text:span text:style-name="T1">this </text:span><text:span text:style-name="T1">matt</text:span><text:span text:style-name="T1">er?</text:span></text:p>
          </draw:text-box>
        </draw:frame>
        <draw:frame draw:style-name="gr9" draw:text-style-name="P8" draw:layer="layout" svg:width="3.489cm" svg:height="1.523cm" svg:x="18.101cm" svg:y="13.529cm">
          <draw:text-box>
            <text:p text:style-name="P7"><text:span text:style-name="T2">Co</text:span><text:span text:style-name="T2">gna</text:span><text:span text:style-name="T2">te </text:span><text:span text:style-name="T2">bra</text:span><text:span text:style-name="T2">nch </text:span><text:span text:style-name="T2">of </text:span><text:span text:style-name="T2">app</text:span><text:span text:style-name="T2">lied </text:span><text:span text:style-name="T2">scie</text:span><text:span text:style-name="T2">nce </text:span><text:span text:style-name="T2">in </text:span><text:span text:style-name="T2">eng</text:span><text:span text:style-name="T2">ine</text:span><text:span text:style-name="T2">erin</text:span><text:span text:style-name="T2">g or </text:span><text:span text:style-name="T2">me</text:span><text:span text:style-name="T2">dici</text:span><text:span text:style-name="T2">ne</text:span></text:p>
          </draw:text-box>
        </draw:frame>
        <draw:frame draw:style-name="gr10" draw:text-style-name="P10" draw:layer="layout" svg:width="3.11cm" svg:height="0.963cm" svg:x="18.066cm" svg:y="11.975cm">
          <draw:text-box>
            <text:p text:style-name="P9"><text:span text:style-name="T4">Br</text:span><text:span text:style-name="T4">an</text:span><text:span text:style-name="T4">ch </text:span><text:span text:style-name="T4">of </text:span><text:span text:style-name="T4">bio</text:span><text:span text:style-name="T4">log</text:span><text:span text:style-name="T4">y</text:span></text:p>
          </draw:text-box>
        </draw:frame>
        <draw:frame draw:style-name="gr11" draw:text-style-name="P11" draw:layer="layout" svg:width="3.558cm" svg:height="1.523cm" svg:x="19.032cm" svg:y="8.05cm">
          <draw:text-box>
            <text:p text:style-name="P9"><text:span text:style-name="T2">G</text:span><text:span text:style-name="T2">e</text:span><text:span text:style-name="T2">n</text:span><text:span text:style-name="T2">et</text:span><text:span text:style-name="T2">ic </text:span><text:span text:style-name="T2">e</text:span><text:span text:style-name="T2">pi</text:span><text:span text:style-name="T2">d</text:span><text:span text:style-name="T2">e</text:span><text:span text:style-name="T2">m</text:span><text:span text:style-name="T2">io</text:span><text:span text:style-name="T2">lo</text:span><text:span text:style-name="T2">g</text:span><text:span text:style-name="T2">y: </text:span><text:span text:style-name="T3">H</text:span><text:span text:style-name="T3">o</text:span><text:span text:style-name="T3">w </text:span><text:span text:style-name="T3">d</text:span><text:span text:style-name="T3">o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s </text:span><text:span text:style-name="T3">in </text:span><text:span text:style-name="T3">g</text:span><text:span text:style-name="T3">e</text:span><text:span text:style-name="T3">n</text:span><text:span text:style-name="T3">e</text:span><text:span text:style-name="T3">s </text:span><text:span text:style-name="T3">or </text:span><text:span text:style-name="T3">th</text:span><text:span text:style-name="T3">ei</text:span><text:span text:style-name="T3">r </text:span><text:span text:style-name="T3">a</text:span><text:span text:style-name="T3">cti</text:span><text:span text:style-name="T3">vit</text:span><text:span text:style-name="T3">y </text:span><text:span text:style-name="T3">c</text:span><text:span text:style-name="T3">a</text:span><text:span text:style-name="T3">u</text:span><text:span text:style-name="T3">s</text:span><text:span text:style-name="T3">e </text:span><text:span text:style-name="T3">h</text:span><text:span text:style-name="T3">u</text:span><text:span text:style-name="T3">m</text:span><text:span text:style-name="T3">a</text:span><text:span text:style-name="T3">n </text:span><text:span text:style-name="T3">di</text:span><text:span text:style-name="T3">s</text:span><text:span text:style-name="T3">e</text:span><text:span text:style-name="T3">a</text:span><text:span text:style-name="T3">s</text:span><text:span text:style-name="T3">e</text:span><text:span text:style-name="T3">?</text:span></text:p>
          </draw:text-box>
        </draw:frame>
        <draw:frame draw:style-name="gr12" draw:text-style-name="P11" draw:layer="layout" svg:width="3.556cm" svg:height="1.523cm" svg:x="14.008cm" svg:y="8.05cm">
          <draw:text-box>
            <text:p text:style-name="P9"><text:span text:style-name="T1">Gene therapy: </text:span><text:span text:style-name="T3">How can we </text:span><text:span text:style-name="T3">deliver genes into patients to </text:span><text:span text:style-name="T3">cure or help them?</text:span></text:p>
          </draw:text-box>
        </draw:frame>
        <draw:frame draw:style-name="gr13" draw:text-style-name="P11" draw:layer="layout" svg:width="5.842cm" svg:height="1.205cm" svg:x="21.328cm" svg:y="1.206cm">
          <draw:text-box>
            <text:p text:style-name="P9"><text:span text:style-name="T1">Synthetic biology: </text:span><text:span text:style-name="T3">How can we </text:span><text:span text:style-name="T3">engineer biological components for </text:span><text:span text:style-name="T3">useful functions like agriculture?</text:span></text:p>
          </draw:text-box>
        </draw:frame>
        <draw:line draw:style-name="gr14" draw:text-style-name="P12" draw:layer="layout" svg:x1="19.396cm" svg:y1="13.529cm" svg:x2="19.396cm" svg:y2="12.975cm">
          <text:p/>
        </draw:line>
        <draw:line draw:style-name="gr14" draw:text-style-name="P12" draw:layer="layout" svg:x1="3.458cm" svg:y1="3.21cm" svg:x2="3.458cm" svg:y2="2.381cm">
          <text:p/>
        </draw:line>
        <draw:line draw:style-name="gr14" draw:text-style-name="P12" draw:layer="layout" svg:x1="20.558cm" svg:y1="8.05cm" svg:x2="17.002cm" svg:y2="6.764cm">
          <text:p/>
        </draw:line>
        <draw:line draw:style-name="gr14" draw:text-style-name="P12" draw:layer="layout" svg:x1="15.478cm" svg:y1="8.05cm" svg:x2="17.002cm" svg:y2="6.764cm">
          <text:p/>
        </draw:line>
        <draw:line draw:style-name="gr14" draw:text-style-name="P12" draw:layer="layout" svg:x1="21.166cm" svg:y1="8.05cm" svg:x2="23.114cm" svg:y2="6.922cm">
          <text:p/>
        </draw:line>
        <draw:line draw:style-name="gr14" draw:text-style-name="P12" draw:layer="layout" svg:x1="21.358cm" svg:y1="1.75cm" svg:x2="20.058cm" svg:y2="1.75cm">
          <text:p/>
        </draw:line>
        <draw:frame draw:style-name="gr15" draw:text-style-name="P10" draw:layer="layout" svg:width="2.176cm" svg:height="1.675cm" svg:x="22.208cm" svg:y="13.314cm">
          <draw:text-box>
            <text:p text:style-name="P9"><text:span text:style-name="T4">Another branch of biology</text:span></text:p>
          </draw:text-box>
        </draw:frame>
        <draw:frame draw:style-name="gr16" draw:text-style-name="P13" draw:layer="layout" svg:width="2.51cm" svg:height="0.656cm" svg:x="21.844cm" svg:y="12.044cm">
          <draw:text-box>
            <text:p text:style-name="P9"><text:span text:style-name="T5">R</text:span><text:span text:style-name="T5">el</text:span><text:span text:style-name="T5">at</text:span><text:span text:style-name="T5">io</text:span><text:span text:style-name="T5">n</text:span><text:span text:style-name="T5">s</text:span><text:span text:style-name="T5">hi</text:span><text:span text:style-name="T5">p</text:span></text:p>
          </draw:text-box>
        </draw:frame>
        <draw:line draw:style-name="gr14" draw:text-style-name="P12" draw:layer="layout" svg:x1="22.078cm" svg:y1="12.28cm" svg:x2="21.176cm" svg:y2="12.28cm">
          <text:p/>
        </draw:line>
        <draw:line draw:style-name="gr14" draw:text-style-name="P12" draw:layer="layout" svg:x1="23.114cm" svg:y1="12.7cm" svg:x2="23.24cm" svg:y2="13.314cm">
          <text:p/>
        </draw:line>
        <draw:line draw:style-name="gr14" draw:text-style-name="P12" draw:layer="layout" svg:x1="16.894cm" svg:y1="2.802cm" svg:x2="16.894cm" svg:y2="2.293cm">
          <text:p/>
        </draw:line>
        <draw:frame draw:style-name="gr17" draw:text-style-name="P14" draw:layer="layout" svg:width="6.096cm" svg:height="1.841cm" svg:x="14.262cm" svg:y="2.802cm">
          <draw:text-box>
            <text:p text:style-name="P5"><text:span text:style-name="T1">Genes </text:span><text:span text:style-name="T1">are </text:span><text:span text:style-name="T1">encoded </text:span><text:span text:style-name="T1">in DNA, </text:span><text:span text:style-name="T1">the most </text:span><text:span text:style-name="T1">stable </text:span><text:span text:style-name="T1">and </text:span><text:span text:style-name="T1">readily </text:span><text:span text:style-name="T1">copied </text:span><text:span text:style-name="T1">class of </text:span><text:span text:style-name="T1">biologica</text:span><text:span text:style-name="T1">l </text:span><text:span text:style-name="T1">macrom</text:span><text:span text:style-name="T1">olecules</text:span><text:span text:style-name="T1">. Other, </text:span><text:span text:style-name="T1">more </text:span><text:span text:style-name="T1">dynamic </text:span><text:span text:style-name="T1">classes </text:span><text:span text:style-name="T1">of </text:span><text:span text:style-name="T1">molecul</text:span><text:span text:style-name="T1">e </text:span><text:span text:style-name="T1">include </text:span><text:span text:style-name="T1">RNA, </text:span><text:span text:style-name="T1">proteins, </text:span><text:span text:style-name="T1">and </text:span><text:span text:style-name="T1">carbohy</text:span><text:span text:style-name="T1">drates.</text:span></text:p>
          </draw:text-box>
        </draw:frame>
        <draw:line draw:style-name="gr14" draw:text-style-name="P12" draw:layer="layout" svg:x1="16.894cm" svg:y1="5.75cm" svg:x2="16.894cm" svg:y2="4.643cm">
          <text:p/>
        </draw:line>
        <draw:frame draw:style-name="gr18" draw:text-style-name="P14" draw:layer="layout" svg:width="6.096cm" svg:height="1.205cm" svg:x="21.162cm" svg:y="3.403cm">
          <draw:text-box>
            <text:p text:style-name="P5"><text:span text:style-name="T1">Information in genes alone cannot </text:span><text:span text:style-name="T1">construct an organism, fight </text:span><text:span text:style-name="T1">infection, or fully explain </text:span><text:span text:style-name="T1">inheritance: timing and context </text:span><text:span text:style-name="T1">matter too. </text:span></text:p>
          </draw:text-box>
        </draw:frame>
        <draw:line draw:style-name="gr14" draw:text-style-name="P12" draw:layer="layout" svg:x1="22.344cm" svg:y1="4.644cm" svg:x2="17.518cm" svg:y2="5.741cm">
          <text:p/>
        </draw:line>
        <draw:line draw:style-name="gr14" draw:text-style-name="P12" draw:layer="layout" svg:x1="22.344cm" svg:y1="4.645cm" svg:x2="24.122cm" svg:y2="5.717cm">
          <text:p/>
        </draw:line>
        <draw:g>
          <draw:frame draw:style-name="gr19" draw:text-style-name="P14" draw:layer="layout" svg:width="4.326cm" svg:height="1.205cm" svg:x="8.45cm" svg:y="1.141cm">
            <draw:text-box>
              <text:p text:style-name="P5"><text:span text:style-name="T1">All fundamental processes of life must be understood to account for development.</text:span></text:p>
            </draw:text-box>
          </draw:frame>
        </draw:g>
        <draw:line draw:style-name="gr14" draw:text-style-name="P12" draw:layer="layout" svg:x1="8.374cm" svg:y1="1.732cm" svg:x2="7.814cm" svg:y2="1.732cm">
          <text:p/>
        </draw:line>
        <draw:line draw:style-name="gr14" draw:text-style-name="P12" draw:layer="layout" svg:x1="14.14cm" svg:y1="6.212cm" svg:x2="13.316cm" svg:y2="6.212cm">
          <text:p/>
        </draw:line>
        <draw:frame draw:style-name="gr20" draw:text-style-name="P11" draw:layer="layout" svg:width="3.05cm" svg:height="1.205cm" svg:x="24.074cm" svg:y="8.128cm">
          <draw:text-box>
            <text:p text:style-name="P9"><text:span text:style-name="T2">Epidemiology: </text:span><text:span text:style-name="T3">How do people get </text:span><text:span text:style-name="T3">diseases?</text:span></text:p>
          </draw:text-box>
        </draw:frame>
        <draw:frame draw:style-name="gr21" draw:text-style-name="P14" draw:layer="layout" svg:width="6.458cm" svg:height="1.499cm" svg:x="6.858cm" svg:y="5.467cm">
          <draw:text-box>
            <text:p text:style-name="P5"><text:span text:style-name="T6">Genetic malformations help scientists</text:span><text:span text:style-name="T1"> </text:span><text:span text:style-name="T1">pick out drivers of specific processes in </text:span><text:span text:style-name="T1">development, cellular organization, and </text:span><text:span text:style-name="T1">molecular biology.</text:span></text:p>
          </draw:text-box>
        </draw:frame>
        <draw:frame draw:style-name="gr22" draw:text-style-name="P14" draw:layer="layout" svg:width="1.024cm" svg:height="0.569cm" svg:x="23.622cm" svg:y="7.312cm">
          <draw:text-box>
            <text:p text:style-name="P5"><text:span text:style-name="T1">D</text:span><text:span text:style-name="T1">u</text:span><text:span text:style-name="T1">h</text:span></text:p>
          </draw:text-box>
        </draw:frame>
        <draw:line draw:style-name="gr14" draw:text-style-name="P12" draw:layer="layout" svg:x1="22.59cm" svg:y1="8.836cm" svg:x2="23.622cm" svg:y2="7.566cm">
          <text:p/>
        </draw:line>
        <draw:line draw:style-name="gr14" draw:text-style-name="P12" draw:layer="layout" svg:x1="25.4cm" svg:y1="8.128cm" svg:x2="24.646cm" svg:y2="7.62cm">
          <text:p/>
        </draw:line>
        <draw:line draw:style-name="gr14" draw:text-style-name="P12" draw:layer="layout" svg:x1="14.14cm" svg:y1="1.778cm" svg:x2="12.776cm" svg:y2="1.778cm">
          <text:p/>
        </draw:line>
        <draw:line draw:style-name="gr14" draw:text-style-name="P12" draw:layer="layout" svg:x1="10.414cm" svg:y1="3.057cm" svg:x2="10.414cm" svg:y2="2.342cm">
          <text:p/>
        </draw:line>
        <draw:frame draw:style-name="gr23" draw:text-style-name="P15" draw:layer="layout" svg:width="3.489cm" svg:height="1.249cm" svg:x="7.687cm" svg:y="10.922cm">
          <draw:text-box>
            <text:p text:style-name="P7"><text:span text:style-name="T2">TO DO: BME???</text:span></text:p>
          </draw:text-box>
        </draw:frame>
        <presentation:notes draw:style-name="dp2">
          <draw:page-thumbnail draw:style-name="gr24" draw:layer="layout" svg:width="17cm" svg:height="9.56cm" svg:x="2cm" svg:y="2.5cm" draw:page-number="1" presentation:class="page"/>
          <draw:frame presentation:style-name="pr1" draw:text-style-name="P1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12T19:55:29.681126317</meta:creation-date>
    <meta:editing-duration>PT53M4S</meta:editing-duration>
    <meta:editing-cycles>8</meta:editing-cycles>
    <meta:generator>LibreOffice/6.0.7.3$Linux_X86_64 LibreOffice_project/00m0$Build-3</meta:generator>
    <dc:title>DNA</dc:title>
    <dc:date>2021-08-12T22:19:27.684547768</dc:date>
    <meta:document-statistic meta:object-count="65"/>
  </office:meta>
</office:document-meta>
</file>